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text-properties style:text-underline-style="none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style:style style:name="T7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дсистема сохранения и восстановления настроек динамических списков</text:p>
      <text:p text:style-name="P1"/>
      <text:p text:style-name="Text_20_body">В 1с 8.2 существует прекрасный интерфейсный механизм — настройка динамического списка. Пользователь может в режиме предприятия настроить внешний вид списка по вкусу: задать отборы и группировки, установить сортировку, выделить определенные строки или ячейки при помощи условного оформления. Но есть один неприятный момент: при закрытии формы настройки не сохраняются. Предлагаемая подсистема является одним из вариантов решения этой проблемы.</text:p>
      <text:p text:style-name="Text_20_body">Справедливости ради нужно отметить, что частично настройки все-таки сохраняются платформой. Так, оформление списка сохраняется и восстанавливается автоматически. Отборы сохраняются, но в выключенном состоянии; после открытия формы нужно зайти в настройки списка и включить отборы вручную. А вот группировки и сортировки не сохраняются вовсе. А хочется чтобы сохранялись все настройки, и чтобы можно было хранить несколько вариантов настроек одного списка, а также обмениваться настройками с другими пользователями. </text:p>
      <text:p text:style-name="Text_20_body">Итак, «ближе к телу, как говорил Мопассан». </text:p>
      <text:p text:style-name="P4">Возможности</text:p>
      <text:list xml:id="list42517664" text:style-name="L1">
        <text:list-item>
          <text:p text:style-name="P3">сохранение и восстановление настройки списка. Сохраняется отбор, сортировка, группировка, условное оформление;</text:p>
        </text:list-item>
        <text:list-item>
          <text:p text:style-name="P3">хранение произвольного количества вариантов настроек одного списка;</text:p>
        </text:list-item>
        <text:list-item>
          <text:p text:style-name="P3">автоматическое восстановление одной из настроек при открытии формы;</text:p>
        </text:list-item>
        <text:list-item>
          <text:p text:style-name="P3">автоматическое сохранение настройки при закрытии формы (для каждой настройки можно указать сохранять автоматически или нет).</text:p>
        </text:list-item>
        <text:list-item>
          <text:p text:style-name="P3">обмен настройками между пользователями. Каждая сохраненная настройка имеет владельца — пользователя. Сохранять можно только свои настройки, восстановить — настройки любого пользователя.</text:p>
          <text:p text:style-name="P3"><text:span text:style-name="T3">Особенности</text:span>.</text:p>
          <text:p text:style-name="P3">В большинстве случаев пользователю не хочется куда-то кликать, чего-то открывать, а тем более придумывать имя настройки. Пользователю нужно лишь чтобы сделанная настройка автоматически сохранялась и при следующем открытии формы автоматически восстанавливалась. Это предусмотрено: при первом закрытии формы будет создана настройка под именем «Основная», которая будет сохраняться и восстанавливаться автоматически. </text:p>
          <text:p text:style-name="P3">Команды формы и кнопки для сохранения/восстановления настроек добавляются программно. Это избавляет от необходимости правки формы вручную и упрощает процесс обновления форм, в которых используется данный механизм. </text:p>
          <text:p text:style-name="P5">Установка</text:p>
          <text:p text:style-name="P7">Для установки объедините вашу конфигурацию с конфигурацией, прикрепленной к статье, по подсистеме УправлениеНастройкамиДинамическихСписков. Объекты, включенные в подсистему, имеют префикс унс. </text:p>
          <text:p text:style-name="P7">Для работы механизма в конфигурации должен быть справочник Пользователи, а также параметр сеанса ТекущийПользователь. Если в вашей конфигурации этих объектов нет:</text:p>
        </text:list-item>
        <text:list-item>
          <text:p text:style-name="P7"><text:s/>загрузите их из прикрепленной конфигурации;</text:p>
        </text:list-item>
        <text:list-item>
          <text:p text:style-name="P7"><text:s/>скопируйте в свою конфигурацию процедуру ОпределитьТекущегоПользователя из <text:soft-page-break/>общего модуля УправлениеПользователями;</text:p>
        </text:list-item>
        <text:list-item>
          <text:p text:style-name="P7">добавьте вызов этой процедуры в предопределенную процедуру УстановкаПараметровСеанса в модуле сеанса. Примерно так:</text:p>
        </text:list-item>
      </text:list>
      <text:p text:style-name="P9">Процедура УстановкаПараметровСеанса(ТребуемыеПараметры)</text:p>
      <text:p text:style-name="P9"><text:tab/>ПараметрыСеанса.ТекущийПользователь = УправлениеПользователями.ОпределитьТекущегоПользователя();</text:p>
      <text:p text:style-name="P9">КонецПроцедуры</text:p>
      <text:list xml:id="list20603726" text:continue-numbering="true" text:style-name="L1">
        <text:list-header>
          <text:p text:style-name="P7">Для того, чтобы включить управление настройками для элементов конкретной формы, нужно добавить в код формы следующие методы:</text:p>
        </text:list-header>
      </text:list>
      <text:p text:style-name="P6">// по кнопке сохранения настройки</text:p>
      <text:p text:style-name="P6">&amp;НаКлиенте</text:p>
      <text:p text:style-name="P6">Процедура СохранитьНастройкуДинамическогоСписка(Команда)</text:p>
      <text:p text:style-name="P6"><text:tab/>унсКлиент.СохранитьНастройку(ЭтаФорма, Команда.Имя);</text:p>
      <text:p text:style-name="P6">КонецПроцедуры</text:p>
      <text:p text:style-name="P6"/>
      <text:p text:style-name="P6">// по кнопке восстановления настройки</text:p>
      <text:p text:style-name="P6">&amp;НаКлиенте</text:p>
      <text:p text:style-name="P6">Процедура ВосстановитьНастройкуДинамическогоСписка(Команда)</text:p>
      <text:p text:style-name="P6"><text:tab/>унсКлиент.ВосстановитьНастройку( ЭтаФорма, Команда.Имя );</text:p>
      <text:p text:style-name="P6">КонецПроцедуры</text:p>
      <text:p text:style-name="P6"/>
      <text:p text:style-name="P6">// для восстановления настроек при открытии формы</text:p>
      <text:p text:style-name="P6">&amp;НаКлиенте</text:p>
      <text:p text:style-name="P6">Процедура ПриОткрытии(Отказ)</text:p>
      <text:p text:style-name="P6"><text:tab/>унсКлиент.ПриОткрытииФормы( ЭтаФорма );</text:p>
      <text:p text:style-name="P6">КонецПроцедуры</text:p>
      <text:p text:style-name="P6"/>
      <text:p text:style-name="P6">// для программного создания кнопок управления настройками</text:p>
      <text:p text:style-name="P6">&amp;НаСервере</text:p>
      <text:p text:style-name="P6">Процедура ПриСозданииНаСервере(Отказ, СтандартнаяОбработка)</text:p>
      <text:p text:style-name="P6"><text:tab/></text:p>
      <text:p text:style-name="P6"><text:tab/>// 1 вариант: автоматический поиск таблиц с источником данных ДинамическийСписок</text:p>
      <text:p text:style-name="P6"><text:tab/>унсСервер.ПриСозданииНаСервере( ЭтаФорма );</text:p>
      <text:p text:style-name="P6"><text:tab/></text:p>
      <text:p text:style-name="P6"><text:tab/>//// 2 вариант: указываем через запятую имена элементов диалога (таблиц)</text:p>
      <text:p text:style-name="P6"><text:tab/>//унсСервер.ПриСозданииНаСервере( ЭтаФорма, "Контрагенты,Товары" );</text:p>
      <text:p text:style-name="P6"><text:tab/>//</text:p>
      <text:p text:style-name="P6"><text:soft-page-break/><text:tab/>//// 3 вариант: передаем имена таблиц в виде массива</text:p>
      <text:p text:style-name="P6"><text:tab/>//МассивОбрабатываемыеТаблицы = Новый Массив;</text:p>
      <text:p text:style-name="P6"><text:tab/>//МассивОбрабатываемыеТаблицы.Добавить("Заказы");</text:p>
      <text:p text:style-name="P6"><text:tab/>//МассивОбрабатываемыеТаблицы.Добавить("Товары");</text:p>
      <text:p text:style-name="P6"><text:tab/>//унсСервер.ПриСозданииНаСервере( ЭтаФорма, МассивОбрабатываемыеТаблицы );</text:p>
      <text:p text:style-name="P6"><text:tab/><text:tab/><text:tab/></text:p>
      <text:p text:style-name="P6">КонецПроцедуры</text:p>
      <text:p text:style-name="P6"/>
      <text:p text:style-name="P6">// для сохранения настроек при закрытии формы</text:p>
      <text:p text:style-name="P6">&amp;НаКлиенте</text:p>
      <text:p text:style-name="P6">Процедура ПриЗакрытии()</text:p>
      <text:p text:style-name="P6"><text:tab/>унсКлиент.При3акрытииФормы( ЭтаФорма );</text:p>
      <text:p text:style-name="P6">КонецПроцедуры</text:p>
      <text:p text:style-name="P6"/>
      <text:p text:style-name="P4">Технические детали</text:p>
      <text:p text:style-name="P6"/>
      <text:p text:style-name="P13"><text:tab/>Настройки сериализуются в структуру и хранятся в справочнике в реквизите типа ХранилищеЗначения. </text:p>
      <text:p text:style-name="P12">В методе формы ПриСозданииНаСервере вызывается одноименная процедура общего модуля унсСервер. Она принимает два параметра: первый — форма, из которой вызвана; второй (необязательный) — списки, для которых нужно включить управление настройками. Второй параметр должен быть либо строкой, в которой через запятую перечислены имена элементов формы (таблиц); либо массивом строк, в котором каждый элемент является именем элемента формы (таблицы), связанного с динамическим списком. Если второй параметр не указан, то управление настройкам будет включено для всех найденных на форме динамических списков (т. е. элементов управления с источником данных типа ДинамическийСписок). </text:p>
      <text:p text:style-name="P12">Важный момент: имя команд сохранения и восстановления настроек состоит из трех частей, разделенных символом подчеркивания («_»): действие (сохранение либо восстановление), ИмяЭлементаУправления, ИмяРеквизита. Это нужно для того, чтобы при нажатии на кнопку сохранения/восстановления настройки система могла распознать от какого списка на форме пришло событие и какой реквизит служит источником данных этого списка. <text:s/>Это накладывает ограничение: имя реквизита типа ДинамическийСписок и имя элемента управления, который с ним связан, не должны содержать символов подчеркивания («_»). </text:p>
      <text:p text:style-name="P12"/>
      <text:p text:style-name="P6">В прикрепленном архиве:</text:p>
      <text:list xml:id="list43473952" text:style-name="L2">
        <text:list-item>
          <text:list>
            <text:list-item>
              <text:p text:style-name="P10">1Cv8.dt - демонстрационная база; </text:p>
            </text:list-item>
            <text:list-item>
              <text:p text:style-name="P8">1Cv8.cf - конфигурация для объединения;</text:p>
            </text:list-item>
            <text:list-item>
              <text:p text:style-name="P11">readme.txt <text:span text:style-name="T7">-</text:span> <text:span text:style-name="T7">инструкция по установке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ндрей Дегалевич</meta:initial-creator>
    <meta:creation-date>2011-10-10T22:42:07.21</meta:creation-date>
    <dc:date>2011-10-14T00:49:14.16</dc:date>
    <dc:creator>Андрей Дегалевич</dc:creator>
    <meta:editing-duration>PT3H56M45S</meta:editing-duration>
    <meta:editing-cycles>75</meta:editing-cycles>
    <meta:generator>OpenOffice.org/3.3$Win32 OpenOffice.org_project/330m20$Build-9567</meta:generator>
    <meta:document-statistic meta:table-count="0" meta:image-count="0" meta:object-count="0" meta:page-count="3" meta:paragraph-count="68" meta:word-count="691" meta:character-count="6033"/>
  </office:meta>
</office:document-meta>
</file>